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09c"/>
    </style:style>
    <style:style style:name="P2" style:family="paragraph" style:parent-style-name="Standard">
      <style:text-properties officeooo:rsid="0018f09c" officeooo:paragraph-rsid="0018f09c"/>
    </style:style>
    <style:style style:name="T1" style:family="text">
      <style:text-properties officeooo:rsid="0018f09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8f09c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3">st</text:span><text:span text:style-name="T1"> Method</text:span></text:p>
      <text:p text:style-name="P1"/>
      <text:p text:style-name="P1">pragma solidity ^0.7.0;</text:p>
      <text:p text:style-name="Standard"/>
      <text:p text:style-name="Standard">contract transfer{</text:p>
      <text:p text:style-name="Standard"><text:s text:c="4"/></text:p>
      <text:p text:style-name="Standard"><text:s text:c="4"/></text:p>
      <text:p text:style-name="Standard"><text:s text:c="4"/>// function that receives ether</text:p>
      <text:p text:style-name="Standard"><text:s text:c="4"/>function receiveEther(uint256 amount) public payable{</text:p>
      <text:p text:style-name="Standard"><text:s text:c="8"/>require(msg.value &gt;= amount,"error ha"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// function that sends ether using "transfer" instead of sender as it shows exception (send function shows error but transfer function shows exception).</text:p>
      <text:p text:style-name="Standard"><text:s text:c="4"/>function sendEther() public payable{</text:p>
      <text:p text:style-name="Standard"><text:s text:c="8"/>payable(msg.sender).transfer(address(this).balance)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// function to check the balance of the smart contract after it recieves ether or send ether.</text:p>
      <text:p text:style-name="Standard"><text:s text:c="4"/>function checkBalance() public view returns(uint256){</text:p>
      <text:p text:style-name="Standard"><text:s text:c="8"/>return address(this).balance;</text:p>
      <text:p text:style-name="Standard"><text:s text:c="4"/>} </text:p>
      <text:p text:style-name="Standard"><text:s text:c="4"/></text:p>
      <text:p text:style-name="Standard"><text:s text:c="4"/></text:p>
      <text:p text:style-name="Standard">}</text:p>
      <text:p text:style-name="Standard"/>
      <text:p text:style-name="P2">2<text:span text:style-name="T2">nd</text:span> Method</text:p>
      <text:p text:style-name="P2"/>
      <text:p text:style-name="P2"/>
      <text:p text:style-name="P2">pragma solidity ^0.7.0;</text:p>
      <text:p text:style-name="P2"/>
      <text:p text:style-name="P2">contract transfer{</text:p>
      <text:p text:style-name="P2"><text:s text:c="4"/></text:p>
      <text:p text:style-name="P2"><text:s text:c="4"/>address payable myaddress = 0x5B38Da6a701c568545dCfcB03FcB875f56beddC4;</text:p>
      <text:p text:style-name="P2"><text:s text:c="4"/></text:p>
      <text:p text:style-name="P2"><text:s text:c="4"/>function sendFunds() external payable returns(bool){</text:p>
      <text:p text:style-name="P2"><text:s text:c="8"/>bool isfundsSent = myaddress.send(msg.value);</text:p>
      <text:p text:style-name="P2"><text:s text:c="8"/>return isfundsSent;</text:p>
      <text:p text:style-name="P2"><text:s text:c="4"/>}</text:p>
      <text:p text:style-name="P2"><text:s text:c="4"/></text:p>
      <text:p text:style-name="P2"><text:s text:c="4"/>function transferFunds() public payable{</text:p>
      <text:p text:style-name="P2"><text:s text:c="5"/>myaddress.transfer(msg.value)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><text:soft-page-break/>3<text:span text:style-name="T2">rd</text:span> Method</text:p>
      <text:p text:style-name="P2"/>
      <text:p text:style-name="P2">pragma solidity ^0.7.0;</text:p>
      <text:p text:style-name="P2"/>
      <text:p text:style-name="P2"/>
      <text:p text:style-name="P2">contract receiveEther{</text:p>
      <text:p text:style-name="P2"><text:s text:c="4"/>// Fallback function is called when msg.data is not empty</text:p>
      <text:p text:style-name="P2"><text:s text:c="4"/>fallback() external payable {}</text:p>
      <text:p text:style-name="P2"/>
      <text:p text:style-name="P2"><text:s text:c="4"/></text:p>
      <text:p text:style-name="P2"><text:s text:c="4"/>function getBalance() public view returns(uint) {</text:p>
      <text:p text:style-name="P2"><text:s text:c="7"/>return address(this).balance;</text:p>
      <text:p text:style-name="P2"><text:s text:c="4"/>}</text:p>
      <text:p text:style-name="P2">}</text:p>
      <text:p text:style-name="P2"/>
      <text:p text:style-name="P2"/>
      <text:p text:style-name="P2">contract sendEther{</text:p>
      <text:p text:style-name="P2"><text:s text:c="4"/></text:p>
      <text:p text:style-name="P2"><text:s text:c="4"/>function sendViaTransfer (address payable _to) public payable {</text:p>
      <text:p text:style-name="P2"><text:s text:c="8"/>_to.transfer(msg.value);</text:p>
      <text:p text:style-name="P2"><text:s text:c="4"/>}</text:p>
      <text:p text:style-name="P2"><text:s text:c="4"/></text:p>
      <text:p text:style-name="P2"><text:s text:c="4"/>function sendViaSend (address payable _to) public payable{</text:p>
      <text:p text:style-name="P2"><text:s text:c="8"/>bool sent = _to.send(msg.value);</text:p>
      <text:p text:style-name="P2"><text:s text:c="4"/>}</text:p>
      <text:p text:style-name="P2"><text:s text:c="5"/></text:p>
      <text:p text:style-name="P2"><text:s text:c="4"/></text:p>
      <text:p text:style-name="P2"><text:s text:c="4"/>function sendViaCall(address payable _to) public payable {</text:p>
      <text:p text:style-name="P2"><text:s text:c="4"/>// Call returns a boolean value indicating success or failure.</text:p>
      <text:p text:style-name="P2"><text:s text:c="4"/>// This is the current recommended method to use.</text:p>
      <text:p text:style-name="P2"><text:s text:c="8"/>(bool sent, bytes memory data) = _to.call{value: msg.value}("");</text:p>
      <text:p text:style-name="P2"><text:s text:c="8"/>require(sent, "Failed to send Ether");</text:p>
      <text:p text:style-name="P2"><text:s text:c="4"/>}</text:p>
      <text:p text:style-name="P2"/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1:01:23.632359750</meta:creation-date>
    <dc:date>2021-09-16T11:03:14.779411294</dc:date>
    <meta:editing-duration>PT1M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204" meta:character-count="1872" meta:non-whitespace-character-count="1445"/>
  </office:meta>
</office:document-meta>
</file>